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375in" style:rel-column-width="1350*"/>
    </style:style>
    <style:style style:name="Table1.B" style:family="table-column">
      <style:table-column-properties style:column-width="4.6875in" style:rel-column-width="6750*"/>
    </style:style>
    <style:style style:name="Table1.C" style:family="table-column">
      <style:table-column-properties style:column-width="1.3in" style:rel-column-width="187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1d52" officeooo:paragraph-rsid="00071d52"/>
    </style:style>
    <style:style style:name="P2" style:family="paragraph" style:parent-style-name="Standard">
      <style:paragraph-properties fo:text-align="center" style:justify-single-word="false"/>
      <style:text-properties officeooo:rsid="00071d52" officeooo:paragraph-rsid="00071d52"/>
    </style:style>
    <style:style style:name="P3" style:family="paragraph" style:parent-style-name="Table_20_Contents">
      <style:text-properties officeooo:rsid="00071d52" officeooo:paragraph-rsid="00071d52"/>
    </style:style>
    <style:style style:name="T1" style:family="text">
      <style:text-properties officeooo:rsid="000785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cord Sheet</text:span><text:line-break/><text:line-break/>Name: ….….….….….….….….….….….….….….….….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Description</text:p>
          </table:table-cell>
          <table:table-cell table:style-name="Table1.C1" office:value-type="string">
            <text:p text:style-name="P3">Pomodoros Done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2">Pomodoro Time: 25 Minutes<text:tab/><text:tab/>Break: 5 Minutes<text:tab/>Break after 4 Pomodoros:<text:tab/>15 Minu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6:10:37.493901740</meta:creation-date>
    <dc:date>2016-02-12T16:16:32.667340293</dc:date>
    <meta:editing-duration>PT5M54S</meta:editing-duration>
    <meta:editing-cycles>2</meta:editing-cycles>
    <meta:generator>LibreOffice/5.0.4.2$Linux_X86_64 LibreOffice_project/00m0$Build-2</meta:generator>
    <meta:document-statistic meta:table-count="1" meta:image-count="0" meta:object-count="0" meta:page-count="1" meta:paragraph-count="5" meta:word-count="21" meta:character-count="161" meta:non-whitespace-character-count="142"/>
  </office:meta>
</office:document-meta>
</file>